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DejaVu Sans Mono" svg:font-family="'DejaVu Sans Mono'" style:font-adornments="Knižní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Kurzív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20.003cm" table:align="margins"/>
    </style:style>
    <style:style style:name="Tabulka1.A" style:family="table-column">
      <style:table-column-properties style:column-width="10.001cm" style:rel-column-width="32767*"/>
    </style:style>
    <style:style style:name="Tabulka1.B" style:family="table-column">
      <style:table-column-properties style:column-width="10.001cm" style:rel-column-width="32768*"/>
    </style:style>
    <style:style style:name="Tabulk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officeooo:rsid="00315655" officeooo:paragraph-rsid="0031565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officeooo:rsid="001de93d" officeooo:paragraph-rsid="001de93d"/>
    </style:style>
    <style:style style:name="P4" style:family="paragraph" style:parent-style-name="Table_20_Contents">
      <style:text-properties officeooo:paragraph-rsid="00209cd6"/>
    </style:style>
    <style:style style:name="P5" style:family="paragraph" style:parent-style-name="Table_20_Contents">
      <style:text-properties officeooo:paragraph-rsid="002432e1"/>
    </style:style>
    <style:style style:name="P6" style:family="paragraph" style:parent-style-name="Table_20_Contents">
      <style:text-properties officeooo:paragraph-rsid="00269b74"/>
    </style:style>
    <style:style style:name="P7" style:family="paragraph" style:parent-style-name="Table_20_Contents">
      <style:text-properties officeooo:paragraph-rsid="0028f6f2"/>
    </style:style>
    <style:style style:name="P8" style:family="paragraph" style:parent-style-name="Table_20_Contents">
      <style:text-properties officeooo:paragraph-rsid="002b33e4"/>
    </style:style>
    <style:style style:name="P9" style:family="paragraph" style:parent-style-name="_5f_Kód">
      <style:text-properties officeooo:paragraph-rsid="00165a63"/>
    </style:style>
    <style:style style:name="P10" style:family="paragraph" style:parent-style-name="_5f_Kód">
      <style:text-properties officeooo:paragraph-rsid="001782f5"/>
    </style:style>
    <style:style style:name="P11" style:family="paragraph" style:parent-style-name="_5f_Kód">
      <style:text-properties officeooo:paragraph-rsid="001a4a99"/>
    </style:style>
    <style:style style:name="P12" style:family="paragraph" style:parent-style-name="_5f_Kód">
      <style:text-properties officeooo:paragraph-rsid="00209cd6"/>
    </style:style>
    <style:style style:name="P13" style:family="paragraph" style:parent-style-name="_5f_Kó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3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_5f_Kód">
      <style:text-properties officeooo:paragraph-rsid="00269b74"/>
    </style:style>
    <style:style style:name="P15" style:family="paragraph" style:parent-style-name="_5f_Kód">
      <style:text-properties officeooo:paragraph-rsid="00277295"/>
    </style:style>
    <style:style style:name="P16" style:family="paragraph" style:parent-style-name="_5f_Kód">
      <style:text-properties officeooo:paragraph-rsid="0028f6f2"/>
    </style:style>
    <style:style style:name="P17" style:family="paragraph" style:parent-style-name="_5f_Kód">
      <style:text-properties officeooo:paragraph-rsid="002b33e4"/>
    </style:style>
    <style:style style:name="P18" style:family="paragraph" style:parent-style-name="_5f_Kód">
      <style:text-properties officeooo:paragraph-rsid="002d33c4"/>
    </style:style>
    <style:style style:name="P19" style:family="paragraph" style:parent-style-name="_5f_Kód">
      <style:text-properties officeooo:paragraph-rsid="002f2673"/>
    </style:style>
    <style:style style:name="P20" style:family="paragraph" style:parent-style-name="_5f_Kód">
      <style:text-properties officeooo:paragraph-rsid="002f3df0"/>
    </style:style>
    <style:style style:name="P21" style:family="paragraph" style:parent-style-name="_5f_Kód">
      <style:text-properties officeooo:paragraph-rsid="003014e7"/>
    </style:style>
    <style:style style:name="P22" style:family="paragraph" style:parent-style-name="_5f_Kód">
      <style:text-properties officeooo:paragraph-rsid="00319e48"/>
    </style:style>
    <style:style style:name="P23" style:family="paragraph" style:parent-style-name="Heading_20_1">
      <style:text-properties fo:color="#468a1a" loext:opacity="100%" style:font-name="Liberation Sans" fo:font-size="11pt" fo:font-style="normal" fo:font-weight="bold" officeooo:rsid="00165a63" officeooo:paragraph-rsid="00165a6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4" style:family="paragraph" style:parent-style-name="Heading_20_1">
      <style:text-properties fo:color="#468a1a" loext:opacity="100%" style:font-name="Liberation Sans" fo:font-size="11pt" fo:font-style="normal" fo:font-weight="bold" officeooo:rsid="001ddc4a" officeooo:paragraph-rsid="003014e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5" style:family="paragraph" style:parent-style-name="Heading_20_1">
      <style:text-properties fo:color="#468a1a" loext:opacity="100%" style:font-name="Liberation Sans" fo:font-size="11pt" fo:font-style="normal" fo:font-weight="bold" officeooo:rsid="001be355" officeooo:paragraph-rsid="00209cd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6" style:family="paragraph" style:parent-style-name="Heading_20_1">
      <style:text-properties fo:color="#468a1a" loext:opacity="100%" style:font-name="Liberation Sans" fo:font-size="11pt" fo:font-style="normal" fo:font-weight="bold" officeooo:rsid="0022aab2" officeooo:paragraph-rsid="00319e4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7" style:family="paragraph" style:parent-style-name="Heading_20_1">
      <style:text-properties fo:color="#468a1a" loext:opacity="100%" style:font-name="Liberation Sans" fo:font-size="11pt" fo:font-style="normal" fo:font-weight="bold" officeooo:rsid="0022aab2" officeooo:paragraph-rsid="002432e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8" style:family="paragraph" style:parent-style-name="Heading_20_1">
      <style:text-properties officeooo:paragraph-rsid="00165a63"/>
    </style:style>
    <style:style style:name="P29" style:family="paragraph" style:parent-style-name="Heading_20_1">
      <style:text-properties officeooo:paragraph-rsid="003014e7"/>
    </style:style>
    <style:style style:name="P30" style:family="paragraph" style:parent-style-name="Heading_20_1">
      <style:text-properties officeooo:paragraph-rsid="00269b74"/>
    </style:style>
    <style:style style:name="P31" style:family="paragraph" style:parent-style-name="Heading_20_1">
      <style:text-properties officeooo:paragraph-rsid="0028f6f2"/>
    </style:style>
    <style:style style:name="P32" style:family="paragraph" style:parent-style-name="Heading_20_1">
      <style:text-properties officeooo:paragraph-rsid="002b33e4"/>
    </style:style>
    <style:style style:name="P33" style:family="paragraph" style:parent-style-name="Heading_20_1">
      <style:text-properties officeooo:paragraph-rsid="002f2673"/>
    </style:style>
    <style:style style:name="P34" style:family="paragraph" style:parent-style-name="Heading_20_2">
      <style:text-properties officeooo:paragraph-rsid="00165a63"/>
    </style:style>
    <style:style style:name="P35" style:family="paragraph" style:parent-style-name="Heading_20_2">
      <style:text-properties officeooo:paragraph-rsid="003014e7"/>
    </style:style>
    <style:style style:name="P36" style:family="paragraph" style:parent-style-name="Heading_20_2">
      <style:text-properties officeooo:paragraph-rsid="00209cd6"/>
    </style:style>
    <style:style style:name="P37" style:family="paragraph" style:parent-style-name="Heading_20_2">
      <style:text-properties officeooo:paragraph-rsid="00319e48"/>
    </style:style>
    <style:style style:name="P38" style:family="paragraph" style:parent-style-name="Heading_20_2">
      <style:text-properties officeooo:paragraph-rsid="0028f6f2"/>
    </style:style>
    <style:style style:name="P39" style:family="paragraph" style:parent-style-name="Heading_20_2">
      <style:text-properties officeooo:paragraph-rsid="00269b74"/>
    </style:style>
    <style:style style:name="P40" style:family="paragraph" style:parent-style-name="Heading_20_2">
      <style:text-properties officeooo:paragraph-rsid="002b33e4"/>
    </style:style>
    <style:style style:name="P41" style:family="paragraph" style:parent-style-name="Heading_20_2">
      <style:text-properties officeooo:paragraph-rsid="002f2673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c4a" officeooo:paragraph-rsid="00301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text-align="start" style:justify-single-word="false"/>
      <style:text-properties officeooo:paragraph-rsid="003014e7"/>
    </style:style>
    <style:style style:name="P44" style:family="paragraph" style:parent-style-name="Table_20_Contents">
      <style:text-properties officeooo:rsid="002f3df0" officeooo:paragraph-rsid="003014e7"/>
    </style:style>
    <style:style style:name="T1" style:family="text">
      <style:text-properties officeooo:rsid="001498f0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c4a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dc4a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65a63"/>
    </style:style>
    <style:style style:name="T5" style:family="text">
      <style:text-properties fo:color="#ff8000" loext:opacity="100%" style:text-outline="false" style:text-line-through-style="none" style:text-line-through-type="none" style:font-name="Liberation Serif1" fo:font-size="10pt" fo:font-style="italic" fo:text-shadow="none" style:text-underline-style="none" fo:font-weight="normal" officeooo:rsid="00149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ff8000" loext:opacity="100%" style:text-outline="false" style:text-line-through-style="none" style:text-line-through-type="none" style:font-name="Liberation Serif1" fo:font-size="10pt" fo:font-style="italic" fo:text-shadow="none" style:text-underline-style="none" fo:font-weight="normal" officeooo:rsid="00165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ff8000" loext:opacity="100%" style:text-outline="false" style:text-line-through-style="none" style:text-line-through-type="none" style:font-name="Liberation Serif1" fo:font-size="10pt" fo:font-style="italic" fo:text-shadow="none" style:text-underline-style="none" fo:font-weight="normal" officeooo:rsid="00301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1782f5"/>
    </style:style>
    <style:style style:name="T9" style:family="text">
      <style:text-properties officeooo:rsid="001a4a99"/>
    </style:style>
    <style:style style:name="T10" style:family="text">
      <style:text-properties officeooo:rsid="001be355"/>
    </style:style>
    <style:style style:name="T11" style:family="text">
      <style:text-properties fo:font-size="11pt" officeooo:rsid="001be355"/>
    </style:style>
    <style:style style:name="T12" style:family="text">
      <style:text-properties fo:font-size="11pt" officeooo:rsid="00209cd6"/>
    </style:style>
    <style:style style:name="T13" style:family="text">
      <style:text-properties fo:font-size="11pt" officeooo:rsid="0022aab2"/>
    </style:style>
    <style:style style:name="T14" style:family="text">
      <style:text-properties fo:font-size="11pt" officeooo:rsid="00269b74"/>
    </style:style>
    <style:style style:name="T15" style:family="text">
      <style:text-properties fo:font-size="11pt" officeooo:rsid="00277295"/>
    </style:style>
    <style:style style:name="T16" style:family="text">
      <style:text-properties fo:font-size="11pt" officeooo:rsid="0028f6f2"/>
    </style:style>
    <style:style style:name="T17" style:family="text">
      <style:text-properties fo:font-size="11pt" officeooo:rsid="002b33e4"/>
    </style:style>
    <style:style style:name="T18" style:family="text">
      <style:text-properties fo:font-size="11pt" officeooo:rsid="002d33c4"/>
    </style:style>
    <style:style style:name="T19" style:family="text">
      <style:text-properties fo:font-size="11pt" officeooo:rsid="00348caf"/>
    </style:style>
    <style:style style:name="T20" style:family="text">
      <style:text-properties officeooo:rsid="001de93d"/>
    </style:style>
    <style:style style:name="T21" style:family="text">
      <style:text-properties fo:color="#468a1a" loext:opacity="100%" style:font-name="Liberation Sans" fo:font-size="11pt" fo:font-style="normal" fo:font-weight="bold" officeooo:rsid="0022aab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2" style:family="text">
      <style:text-properties fo:color="#468a1a" loext:opacity="100%" style:font-name="Liberation Sans" fo:font-size="11pt" fo:font-style="normal" fo:font-weight="bold" officeooo:rsid="00269b7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3" style:family="text">
      <style:text-properties fo:color="#468a1a" loext:opacity="100%" style:font-name="Liberation Sans" fo:font-size="11pt" fo:font-style="normal" fo:font-weight="bold" officeooo:rsid="0027729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4" style:family="text">
      <style:text-properties fo:color="#468a1a" loext:opacity="100%" style:font-name="Liberation Sans" fo:font-size="11pt" fo:font-style="normal" fo:font-weight="bold" officeooo:rsid="0028f6f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5" style:family="text">
      <style:text-properties fo:color="#468a1a" loext:opacity="100%" style:font-name="Liberation Sans" fo:font-size="11pt" fo:font-style="normal" fo:font-weight="bold" officeooo:rsid="002b33e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6" style:family="text">
      <style:text-properties fo:color="#468a1a" loext:opacity="100%" style:font-name="Liberation Sans" fo:font-size="11pt" fo:font-style="normal" fo:font-weight="bold" officeooo:rsid="002f267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7" style:family="text">
      <style:text-properties officeooo:rsid="00209cd6"/>
    </style:style>
    <style:style style:name="T28" style:family="text">
      <style:text-properties fo:color="#706e0c" loext:opacity="100%" style:font-name="Liberation Sans" fo:font-size="8pt" fo:font-style="italic" fo:font-weight="normal" officeooo:rsid="00209cd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9" style:family="text">
      <style:text-properties fo:color="#706e0c" loext:opacity="100%" style:font-name="Liberation Sans" fo:font-size="8pt" fo:font-style="italic" fo:font-weight="normal" officeooo:rsid="0028f6f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0" style:family="text">
      <style:text-properties fo:color="#706e0c" loext:opacity="100%" style:font-name="Liberation Sans" fo:font-size="8pt" fo:font-style="italic" fo:font-weight="normal" officeooo:rsid="002f267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1" style:family="text">
      <style:text-properties fo:color="#706e0c" loext:opacity="100%" style:font-name="Liberation Sans" fo:font-size="8pt" fo:font-style="italic" fo:font-weight="normal" officeooo:rsid="00319e4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2" style:family="text">
      <style:text-properties fo:color="#706e0c" loext:opacity="100%" style:font-name="Liberation Sans" fo:font-size="8pt" fo:font-style="italic" fo:font-weight="normal" officeooo:rsid="003014e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3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bold" officeooo:rsid="001be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bold" officeooo:rsid="00209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bold" officeooo:rsid="0028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bold" officeooo:rsid="002b33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bold" officeooo:rsid="00149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bold" officeooo:rsid="002f2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bold" officeooo:rsid="00319e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officeooo:rsid="00149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officeooo:rsid="00277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officeooo:rsid="0028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officeooo:rsid="002b33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officeooo:rsid="00301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officeooo:rsid="002f3d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4e102d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officeooo:rsid="00319e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4e102d" loext:opacity="100%" style:text-outline="false" style:text-line-through-style="none" style:text-line-through-type="none" fo:text-shadow="none" style:text-underline-style="none" style:text-overline-style="none" style:text-overline-color="font-color"/>
    </style:style>
    <style:style style:name="T48" style:family="text">
      <style:text-properties fo:color="#4e102d" loext:opacity="100%" style:text-outline="false" style:text-line-through-style="none" style:text-line-through-type="none" fo:text-shadow="none" style:text-underline-style="none" officeooo:rsid="00319e48" style:text-overline-style="none" style:text-overline-color="font-color"/>
    </style:style>
    <style:style style:name="T49" style:family="text">
      <style:text-properties officeooo:rsid="0022aab2"/>
    </style:style>
    <style:style style:name="T50" style:family="text">
      <style:text-properties officeooo:rsid="00269b74"/>
    </style:style>
    <style:style style:name="T51" style:family="text">
      <style:text-properties officeooo:rsid="00277295"/>
    </style:style>
    <style:style style:name="T52" style:family="text">
      <style:text-properties fo:color="#2a6099" loext:opacity="100%" style:text-outline="false" style:text-line-through-style="none" style:text-line-through-type="none" style:font-name="Liberation Serif1" fo:font-size="10pt" fo:font-style="italic" fo:text-shadow="none" style:text-underline-style="none" fo:font-weight="normal" officeooo:rsid="00277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2a6099" loext:opacity="100%" style:text-outline="false" style:text-line-through-style="none" style:text-line-through-type="none" style:font-name="Liberation Serif1" fo:font-size="10pt" fo:font-style="italic" fo:text-shadow="none" style:text-underline-style="none" fo:font-weight="normal" officeooo:rsid="00149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2a6099" loext:opacity="100%" style:text-outline="false" style:text-line-through-style="none" style:text-line-through-type="none" style:font-name="Liberation Serif1" fo:font-size="10pt" fo:font-style="italic" fo:text-shadow="none" style:text-underline-style="none" fo:font-weight="normal" officeooo:rsid="00319e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officeooo:rsid="0028f6f2"/>
    </style:style>
    <style:style style:name="T56" style:family="text">
      <style:text-properties officeooo:rsid="002b33e4"/>
    </style:style>
    <style:style style:name="T57" style:family="text">
      <style:text-properties officeooo:rsid="002d33c4"/>
    </style:style>
    <style:style style:name="T58" style:family="text">
      <style:text-properties officeooo:rsid="002f2673"/>
    </style:style>
    <style:style style:name="T59" style:family="text">
      <style:text-properties officeooo:rsid="002f3df0"/>
    </style:style>
    <style:style style:name="T60" style:family="text">
      <style:text-properties officeooo:rsid="003014e7"/>
    </style:style>
    <style:style style:name="T61" style:family="text">
      <style:text-properties officeooo:rsid="00319e48"/>
    </style:style>
    <style:style style:name="T62" style:family="text">
      <style:text-properties officeooo:rsid="00348c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leLine2569123503280">
          <table:table-cell table:style-name="Tabulka1.A1" office:value-type="string">
            <text:h text:style-name="Heading_20_1" text:outline-level="1">Třída</text:h>
            <text:p text:style-name="Table_20_Contents">Popis vlastností objektů dané třídy – jaké mají atributy a jaké mají metody</text:p>
            <text:h text:style-name="Heading_20_2" text:outline-level="2">Syntaxe - příklad:</text:h>
            <text:p text:style-name="_5f_Kód"><text:span text:style-name="_5f_Klicove-slovo">public</text:span> <text:span text:style-name="_5f_Klicove-slovo">class</text:span> NazevTridy</text:p>
            <text:p text:style-name="_5f_Kód"><text:span text:style-name="_5f_Klicove-slovo">{</text:span></text:p>
            <text:p text:style-name="P9"><text:s text:c="4"/><text:span text:style-name="_5f_Doplnit-dalsi-kod">atributy<text:line-break/></text:span> <text:s text:c="3"/><text:span text:style-name="_5f_Doplnit-dalsi-kod">konstruktory<text:line-break/></text:span> <text:s text:c="3"/><text:span text:style-name="_5f_Doplnit-dalsi-kod">metody</text:span></text:p>
            <text:p text:style-name="_5f_Kód"><text:span text:style-name="_5f_Klicove-slovo">}</text:span></text:p>
          </table:table-cell>
          <table:table-cell table:style-name="Tabulka1.B1" office:value-type="string">
            <text:h text:style-name="P23" text:outline-level="1">Atribut<text:span text:style-name="T20">y</text:span> <text:span text:style-name="T20">a</text:span> <text:span text:style-name="T20">pomocné proměnné</text:span></text:h>
            <text:p text:style-name="P4"><text:span text:style-name="_5f_Dulezite">Atribut</text:span><text:span text:style-name="T20"> – vlastnost objektů dané třídy. Popisuje, jaký datový typ vlastnost má a jaký má název. Používáme </text:span><text:span text:style-name="_5f_Dulezite"><text:span text:style-name="T20">ve třídách.</text:span></text:span></text:p>
            <text:p text:style-name="Table_20_Contents"/>
            <text:p text:style-name="P3"><text:span text:style-name="_5f_Dulezite">Proměnná</text:span> – používáme pro uložení hodnoty během výpočtu. Používáme <text:span text:style-name="_5f_Dulezite">v metodách.</text:span></text:p>
            <text:h text:style-name="P34" text:outline-level="2">Syntaxe:</text:h>
            <text:p text:style-name="_5f_Kód">datovyTyp nazevAtributu<text:span text:style-name="_5f_Klicove-slovo">;</text:span></text:p>
            <text:p text:style-name="_5f_Kód">Trid<text:span text:style-name="T9">a</text:span> nazevAtributu<text:span text:style-name="_5f_Klicove-slovo">;</text:span></text:p>
            <text:p text:style-name="P11">datovyTyp nazevAtributu <text:span text:style-name="T9">= hodnota</text:span><text:span text:style-name="_5f_Klicove-slovo">;</text:span></text:p>
            <text:p text:style-name="P11">Trid<text:span text:style-name="T9">a</text:span> nazevAtributu <text:span text:style-name="T9">= </text:span><text:span text:style-name="_5f_Klicove-slovo">new</text:span><text:span text:style-name="T9"> Trida</text:span><text:span text:style-name="_5f_Klicove-slovo">();</text:span></text:p>
            <text:h text:style-name="P35" text:outline-level="2"><text:span text:style-name="T32">Příklady</text:span>:</text:h>
            <text:p text:style-name="P21"><text:span text:style-name="_5f_Klicove-slovo">int</text:span> <text:span text:style-name="T40">r</text:span><text:span text:style-name="T44">ychlost</text:span><text:span text:style-name="_5f_Klicove-slovo">;</text:span></text:p>
            <text:p text:style-name="P21"><text:span text:style-name="T60">Panacek</text:span> <text:span text:style-name="T40">p</text:span><text:span text:style-name="T44">anacek</text:span><text:span text:style-name="_5f_Klicove-slovo"><text:span text:style-name="T47"> = new</text:span></text:span><text:span text:style-name="T44"> Panacek()</text:span><text:span text:style-name="_5f_Klicove-slovo">;</text:span></text:p>
            <text:p text:style-name="P21"><text:span text:style-name="_5f_Klicove-slovo">String</text:span><text:span text:style-name="T60"> jmeno </text:span><text:span text:style-name="_5f_Klicove-slovo">= "</text:span><text:span text:style-name="T60">Jana</text:span><text:span text:style-name="_5f_Klicove-slovo">"</text:span><text:span text:style-name="T60">;</text:span></text:p>
            <text:p text:style-name="P21"><text:span text:style-name="_5f_Klicove-slovo"/></text:p>
          </table:table-cell>
        </table:table-row>
        <table:table-row table:style-name="TableLine2569123498656">
          <table:table-cell table:style-name="Tabulka1.A2" office:value-type="string">
            <text:h text:style-name="P28" text:outline-level="1">Konstruktor <text:span text:style-name="T8">třídy</text:span></text:h>
            <text:p text:style-name="P4">Speciální „metoda“, která se volá při vytvoření objektu.</text:p>
            <text:h text:style-name="P34" text:outline-level="2">Syntaxe:</text:h>
            <text:p text:style-name="P11"><text:span text:style-name="_5f_Klicove-slovo">public</text:span> NazevTridy<text:span text:style-name="_5f_Klicove-slovo">(</text:span><text:span text:style-name="_5f_Doplnit-dalsi-kod"><text:span text:style-name="T5">p</text:span></text:span><text:span text:style-name="_5f_Doplnit-dalsi-kod"><text:span text:style-name="T6">arametry-</text:span></text:span><text:span text:style-name="_5f_Doplnit-dalsi-kod"><text:span text:style-name="T7">nebo-nic</text:span></text:span><text:span text:style-name="_5f_Klicove-slovo">)</text:span></text:p>
            <text:p text:style-name="P11"><text:span text:style-name="_5f_Klicove-slovo">{</text:span></text:p>
            <text:p text:style-name="P11"><text:s text:c="4"/><text:span text:style-name="_5f_Doplnit-dalsi-kod">co-se-má-dělat</text:span></text:p>
            <text:p text:style-name="P11"><text:span text:style-name="_5f_Klicove-slovo">}</text:span></text:p>
            <text:h text:style-name="P35" text:outline-level="2"><text:span text:style-name="T32">Příklady</text:span>:</text:h>
            <text:p text:style-name="P21"><text:span text:style-name="_5f_Klicove-slovo">public</text:span> <text:span text:style-name="T40">P</text:span><text:span text:style-name="T44">anacek</text:span><text:span text:style-name="_5f_Klicove-slovo">(int</text:span><text:span text:style-name="_5f_Doplnit-dalsi-kod"> rychlost, </text:span><text:span text:style-name="_5f_Klicove-slovo">String</text:span><text:span text:style-name="_5f_Doplnit-dalsi-kod"> jmeno</text:span><text:span text:style-name="_5f_Klicove-slovo">)</text:span></text:p>
            <text:p text:style-name="P21"><text:span text:style-name="_5f_Klicove-slovo">{</text:span></text:p>
            <text:p text:style-name="P21"><text:s text:c="4"/><text:span text:style-name="_5f_Doplnit-dalsi-kod"><text:span text:style-name="T5">t</text:span></text:span><text:span text:style-name="_5f_Doplnit-dalsi-kod"><text:span text:style-name="T7">his.rychlost = rychlost;</text:span></text:span></text:p>
            <text:p text:style-name="P21"><text:s text:c="4"/><text:span text:style-name="_5f_Doplnit-dalsi-kod"><text:span text:style-name="T5">t</text:span></text:span><text:span text:style-name="_5f_Doplnit-dalsi-kod"><text:span text:style-name="T7">his.jmeno = jmeno;</text:span></text:span></text:p>
            <text:p text:style-name="P21"><text:span text:style-name="_5f_Klicove-slovo">}</text:span></text:p>
            <text:p text:style-name="P21"><text:span text:style-name="_5f_Klicove-slovo"/></text:p>
          </table:table-cell>
          <table:table-cell table:style-name="Tabulka1.B2" office:value-type="string">
            <text:h text:style-name="P23" text:outline-level="1">Metoda</text:h>
            <text:p text:style-name="P4">F<text:span text:style-name="T4">unkce objektu – zpráv</text:span><text:span text:style-name="T62">a, na kterou</text:span><text:span text:style-name="T4"> umí objekt reagovat. </text:span><text:span text:style-name="T19">Popisuje, </text:span><text:span text:style-name="T4">co </text:span><text:span text:style-name="T62">má objekt </text:span><text:span text:style-name="T4">v reakci na zprávu udělat.</text:span></text:p>
            <text:h text:style-name="P34" text:outline-level="2">Syntaxe:</text:h>
            <text:p text:style-name="P20"><text:span text:style-name="_5f_Klicove-slovo">public void</text:span><text:span text:style-name="T8"> n</text:span>azev<text:span text:style-name="_5f_Klicove-slovo">(</text:span><text:span text:style-name="_5f_Doplnit-dalsi-kod">parametry-</text:span><text:span text:style-name="_5f_Doplnit-dalsi-kod"><text:span text:style-name="T59">nebo-nic</text:span></text:span><text:span text:style-name="_5f_Klicove-slovo">)</text:span></text:p>
            <text:p text:style-name="P10"><text:span text:style-name="_5f_Klicove-slovo">{</text:span></text:p>
            <text:p text:style-name="P10"><text:s text:c="4"/><text:span text:style-name="_5f_Doplnit-dalsi-kod">co-se-má-dělat</text:span></text:p>
            <text:p text:style-name="P10"><text:span text:style-name="_5f_Klicove-slovo">}</text:span></text:p>
            <text:p text:style-name="P20"><text:span text:style-name="_5f_Klicove-slovo">public</text:span> <text:span text:style-name="T4">navratovyTyp n</text:span>azev<text:span text:style-name="_5f_Klicove-slovo">(</text:span><text:span text:style-name="_5f_Doplnit-dalsi-kod">parametry-</text:span><text:span text:style-name="_5f_Doplnit-dalsi-kod"><text:span text:style-name="T59">nebo-nic</text:span></text:span><text:span text:style-name="_5f_Klicove-slovo">)</text:span></text:p>
            <text:p text:style-name="P10"><text:span text:style-name="_5f_Klicove-slovo">{</text:span></text:p>
            <text:p text:style-name="P10"><text:s text:c="4"/><text:span text:style-name="_5f_Doplnit-dalsi-kod">co-se-má-dělat</text:span></text:p>
            <text:p text:style-name="P10"><text:s text:c="4"/><text:span text:style-name="_5f_Klicove-slovo">return </text:span>vracenaHodnota<text:span text:style-name="_5f_Klicove-slovo">;</text:span></text:p>
            <text:p text:style-name="P10"><text:span text:style-name="_5f_Klicove-slovo">}</text:span></text:p>
          </table:table-cell>
        </table:table-row>
        <table:table-row table:style-name="TableLine2569123488592">
          <table:table-cell table:style-name="Tabulka1.A2" office:value-type="string">
            <text:h text:style-name="P24" text:outline-level="1">Pravidla zápis názvů (Java)</text:h>
            <text:list xml:id="list1435985268" text:style-name="L1">
              <text:list-item>
                <text:p text:style-name="P42">Název třídy začíná velkým písmenem.</text:p>
              </text:list-item>
              <text:list-item>
                <text:p text:style-name="P42">Názvy metod a atributů začínají malým písmenem.</text:p>
              </text:list-item>
              <text:list-item>
                <text:p text:style-name="P42">Každé další slovo začínám velkým písmenem.</text:p>
              </text:list-item>
              <text:list-item>
                <text:p text:style-name="P43"><text:span text:style-name="T2">Názvy </text:span><text:span text:style-name="T3">NE</text:span><text:span text:style-name="T2">obsahují: <text:line-break/>mezery, <text:line-break/>diakritiku, <text:line-break/>další speciální znaky.</text:span></text:p>
              </text:list-item>
            </text:list>
          </table:table-cell>
          <table:table-cell table:style-name="Tabulka1.B2" office:value-type="string">
            <text:h text:style-name="P29" text:outline-level="1"><text:span text:style-name="_5f_Klicove-slovo">Volání metody/poslání zprávy objektu</text:span></text:h>
            <text:p text:style-name="P44">Pošleme objektu zprávu – spustí se metoda (provede se kód metody).</text:p>
            <text:h text:style-name="P35" text:outline-level="2">Syntaxe:</text:h>
            <text:p text:style-name="P21"><text:span text:style-name="T59">objekt</text:span><text:span text:style-name="_5f_Klicove-slovo">.</text:span><text:span text:style-name="T59">nazevMetody</text:span><text:span text:style-name="_5f_Klicove-slovo">(</text:span><text:span text:style-name="_5f_Doplnit-dalsi-kod">parametry-nebo-nic</text:span><text:span text:style-name="_5f_Klicove-slovo"><text:span text:style-name="T59">);</text:span></text:span></text:p>
            <text:p text:style-name="_5f_Kód"><text:span text:style-name="_5f_Klicove-slovo">this.</text:span>nazevMetody<text:span text:style-name="_5f_Klicove-slovo">(</text:span><text:span text:style-name="_5f_Doplnit-dalsi-kod">parametry-nebo-nic</text:span><text:span text:style-name="_5f_Klicove-slovo">);</text:span></text:p>
            <text:h text:style-name="P35" text:outline-level="2"><text:span text:style-name="T32">Příklady</text:span>:</text:h>
            <text:p text:style-name="P21"><text:span text:style-name="T60">p</text:span><text:span text:style-name="_5f_Klicove-slovo">.</text:span><text:span text:style-name="T45">m</text:span><text:span text:style-name="T44">ove</text:span><text:span text:style-name="_5f_Klicove-slovo">(</text:span><text:span text:style-name="_5f_Doplnit-dalsi-kod"><text:span text:style-name="T5">2</text:span></text:span><text:span text:style-name="_5f_Doplnit-dalsi-kod"><text:span text:style-name="T7">0</text:span></text:span><text:span text:style-name="_5f_Klicove-slovo"><text:span text:style-name="T59">);</text:span></text:span></text:p>
            <text:p text:style-name="P21"><text:span text:style-name="_5f_Klicove-slovo">this.</text:span>pridejRybu<text:span text:style-name="_5f_Klicove-slovo">();</text:span></text:p>
            <text:p text:style-name="P21"><text:span text:style-name="_5f_Klicove-slovo">this.</text:span><text:span text:style-name="T40">n</text:span><text:span text:style-name="T44">astavJmeno</text:span><text:span text:style-name="_5f_Klicove-slovo">(</text:span><text:span text:style-name="_5f_Doplnit-dalsi-kod">"Karel"</text:span><text:span text:style-name="_5f_Klicove-slovo">);</text:span></text:p>
          </table:table-cell>
        </table:table-row>
        <table:table-row table:style-name="TableLine2569123488864">
          <table:table-cell table:style-name="Tabulka1.A2" office:value-type="string">
            <text:h text:style-name="P25" text:outline-level="1">Podmíněný příkaz</text:h>
            <text:p text:style-name="P4"><text:span text:style-name="T11">Akce se povede pouze pokud je splněná podmínka</text:span>.</text:p>
            <text:h text:style-name="P36" text:outline-level="2">Syntaxe:</text:h>
            <text:p text:style-name="P12"><text:span text:style-name="_5f_Klicove-slovo"><text:span text:style-name="T10">if</text:span></text:span> <text:span text:style-name="_5f_Klicove-slovo">(</text:span><text:span text:style-name="T1">podmínka</text:span><text:span text:style-name="_5f_Klicove-slovo">)</text:span></text:p>
            <text:p text:style-name="P12"><text:span text:style-name="_5f_Klicove-slovo">{</text:span></text:p>
            <text:p text:style-name="P12"><text:s text:c="4"/><text:span text:style-name="_5f_Doplnit-dalsi-kod">co-se-má-dělat</text:span></text:p>
            <text:p text:style-name="P12"><text:span text:style-name="_5f_Klicove-slovo">}</text:span></text:p>
            <text:p text:style-name="P12"><text:span text:style-name="_5f_Klicove-slovo"><text:span text:style-name="T10">else</text:span></text:span></text:p>
            <text:p text:style-name="P12"><text:span text:style-name="_5f_Klicove-slovo">{</text:span></text:p>
            <text:p text:style-name="P12"><text:s text:c="4"/><text:span text:style-name="_5f_Doplnit-dalsi-kod">co-se-má-dělat-</text:span><text:span text:style-name="_5f_Doplnit-dalsi-kod"><text:span text:style-name="T10">v-opačném-případě</text:span></text:span></text:p>
            <text:p text:style-name="_5f_Kód"><text:span text:style-name="_5f_Klicove-slovo">} </text:span></text:p>
          </table:table-cell>
          <table:table-cell table:style-name="Tabulka1.B2" office:value-type="string">
            <text:h text:style-name="P25" text:outline-level="1">C<text:span text:style-name="T27">yklus</text:span></text:h>
            <text:p text:style-name="P4"><text:span text:style-name="T11">P</text:span><text:span text:style-name="T12">rovedeme stejnou akci vícekrát za sebou</text:span>.</text:p>
            <text:h text:style-name="P36" text:outline-level="2">Syntaxe:</text:h>
            <text:p text:style-name="P12"><text:span text:style-name="_5f_Klicove-slovo"><text:span text:style-name="T27">for</text:span></text:span> <text:span text:style-name="_5f_Klicove-slovo">(</text:span><text:span text:style-name="_5f_Klicove-slovo"><text:span text:style-name="T27">int i = 0; i &lt; </text:span></text:span><text:span text:style-name="T1">počet; </text:span><text:span text:style-name="_5f_Klicove-slovo">i++)</text:span></text:p>
            <text:p text:style-name="P12"><text:span text:style-name="_5f_Klicove-slovo">{</text:span></text:p>
            <text:p text:style-name="P12"><text:s text:c="4"/><text:span text:style-name="_5f_Doplnit-dalsi-kod">co-se-má-dělat</text:span></text:p>
            <text:p text:style-name="P12"><text:span text:style-name="_5f_Klicove-slovo">}</text:span></text:p>
            <text:p text:style-name="P12"><text:span text:style-name="_5f_Klicove-slovo"/></text:p>
            <text:p text:style-name="P12"><text:span text:style-name="_5f_Klicove-slovo"><text:span text:style-name="T33">w</text:span></text:span><text:span text:style-name="_5f_Klicove-slovo"><text:span text:style-name="T34">hile</text:span></text:span> <text:span text:style-name="_5f_Klicove-slovo">(</text:span><text:span text:style-name="T1">podmínka</text:span><text:span text:style-name="_5f_Klicove-slovo">)</text:span></text:p>
            <text:p text:style-name="P12"><text:span text:style-name="_5f_Klicove-slovo">{</text:span></text:p>
            <text:p text:style-name="P12"><text:s text:c="4"/><text:span text:style-name="_5f_Doplnit-dalsi-kod">co-se-má-dělat</text:span></text:p>
            <text:p text:style-name="P12"><text:span text:style-name="_5f_Klicove-slovo">}</text:span></text:p>
          </table:table-cell>
        </table:table-row>
        <text:soft-page-break/>
        <table:table-row table:style-name="TableLine2569123492400">
          <table:table-cell table:style-name="Tabulka1.A2" office:value-type="string">
            <text:h text:style-name="P26" text:outline-level="1">D<text:span text:style-name="T61">atové typy</text:span></text:h>
            <text:p text:style-name="_5f_Kód"><text:span text:style-name="_5f_Klicove-slovo">int</text:span><text:span text:style-name="_5f_Vysvetleni"> … celé číslo</text:span></text:p>
            <text:p text:style-name="_5f_Kód"><text:span text:style-name="_5f_Klicove-slovo">String</text:span><text:span text:style-name="_5f_Vysvetleni"> … text</text:span></text:p>
            <text:p text:style-name="_5f_Kód"><text:span text:style-name="_5f_Klicove-slovo">double</text:span><text:span text:style-name="_5f_Vysvetleni"> … desetinné číslo</text:span></text:p>
            <text:p text:style-name="_5f_Kód"><text:span text:style-name="_5f_Klicove-slovo">boolean</text:span><text:span text:style-name="_5f_Vysvetleni"> … logická hodnota</text:span></text:p>
            <text:p text:style-name="P22"><text:span text:style-name="T40">N</text:span><text:span text:style-name="T46">azevTridy</text:span> <text:span text:style-name="_5f_Vysvetleni">… </text:span><text:span text:style-name="_5f_Vysvetleni"><text:span text:style-name="T53">o</text:span></text:span><text:span text:style-name="_5f_Vysvetleni"><text:span text:style-name="T54">bjekt dané třídy</text:span></text:span></text:p>
          </table:table-cell>
          <table:table-cell table:style-name="Tabulka1.B2" office:value-type="string">
            <text:h text:style-name="P26" text:outline-level="1">Z<text:span text:style-name="T61">ápis podmínek</text:span></text:h>
            <text:p text:style-name="P22">a<text:span text:style-name="_5f_Klicove-slovo"><text:span text:style-name="T47"> &gt; </text:span></text:span><text:span text:style-name="T48">5</text:span></text:p>
            <text:p text:style-name="P22"><text:span text:style-name="T48">limit </text:span><text:span text:style-name="_5f_Klicove-slovo"><text:span text:style-name="T47">!=</text:span></text:span><text:span text:style-name="T48"> 10</text:span><text:span text:style-name="_5f_Vysvetleni"> … </text:span><text:span text:style-name="_5f_Vysvetleni"><text:span text:style-name="T61">hodnota </text:span></text:span><text:span text:style-name="_5f_Vysvetleni"><text:span text:style-name="T53">n</text:span></text:span><text:span text:style-name="_5f_Vysvetleni"><text:span text:style-name="T54">ení rovna</text:span></text:span><text:span text:style-name="_5f_Vysvetleni"> 10</text:span></text:p>
            <text:p text:style-name="P22">hodnota<text:span text:style-name="_5f_Klicove-slovo"><text:span text:style-name="T39"> &lt;= </text:span></text:span>20</text:p>
            <text:p text:style-name="P22">jmeno<text:span text:style-name="_5f_Klicove-slovo"><text:span text:style-name="T39">.equals(</text:span></text:span>"Adéla"<text:span text:style-name="_5f_Klicove-slovo"><text:span text:style-name="T39">)</text:span></text:span></text:p>
            <text:p text:style-name="_5f_Kód">aktivni<text:span text:style-name="_5f_Vysvetleni"> … logická proměnná</text:span></text:p>
            <text:h text:style-name="P37" text:outline-level="2"><text:span text:style-name="T29">P</text:span><text:span text:style-name="T31">říklad</text:span>:</text:h>
            <text:p text:style-name="P22"><text:span text:style-name="_5f_Klicove-slovo">if (</text:span><text:span text:style-name="T61">aktivni</text:span><text:span text:style-name="_5f_Klicove-slovo">) { </text:span><text:span text:style-name="_5f_Doplnit-dalsi-kod">…</text:span><text:span text:style-name="_5f_Klicove-slovo"><text:span text:style-name="T61"> }</text:span></text:span></text:p>
            <text:p text:style-name="P22"><text:span text:style-name="_5f_Klicove-slovo">if (</text:span><text:span text:style-name="T61">limit</text:span><text:span text:style-name="_5f_Klicove-slovo"> != </text:span><text:span text:style-name="T61">4</text:span><text:span text:style-name="_5f_Klicove-slovo">) { </text:span><text:span text:style-name="_5f_Doplnit-dalsi-kod">…</text:span><text:span text:style-name="_5f_Klicove-slovo"><text:span text:style-name="T61"> }</text:span></text:span></text:p>
            <text:p text:style-name="P22"><text:span text:style-name="_5f_Klicove-slovo">if (</text:span>jmeno<text:span text:style-name="_5f_Klicove-slovo"><text:span text:style-name="T39">.equals(</text:span></text:span>"Adéla"<text:span text:style-name="_5f_Klicove-slovo"><text:span text:style-name="T39">)</text:span></text:span><text:span text:style-name="_5f_Klicove-slovo">) { </text:span><text:span text:style-name="_5f_Doplnit-dalsi-kod">…</text:span><text:span text:style-name="_5f_Klicove-slovo"><text:span text:style-name="T61"> }</text:span></text:span></text:p>
          </table:table-cell>
        </table:table-row>
        <table:table-row table:style-name="TableLine2569123491040">
          <table:table-cell table:style-name="Tabulka1.A2" office:value-type="string">
            <text:h text:style-name="P27" text:outline-level="1">Greenfoot – náhodná čísla</text:h>
            <text:p text:style-name="P5"><text:span text:style-name="T11">G</text:span><text:span text:style-name="T13">enerování náhodných čísel &lt;0, limit&gt; resp. &lt;min, max&gt;</text:span>.</text:p>
            <text:h text:style-name="P38" text:outline-level="2"><text:span text:style-name="T29">Kód</text:span>:</text:h>
            <text:p text:style-name="_5f_Kód"><text:span text:style-name="_5f_Klicove-slovo"><text:span text:style-name="T49">int </text:span></text:span><text:span text:style-name="T1">nahoda </text:span><text:span text:style-name="_5f_Klicove-slovo">=<text:line-break/><text:tab/>Greenfoot.getRandomNumber(</text:span><text:span text:style-name="T1">limit</text:span><text:span text:style-name="_5f_Klicove-slovo">);</text:span></text:p>
            <text:p text:style-name="_5f_Kód"><text:span text:style-name="_5f_Klicove-slovo">int </text:span>nahoda<text:span text:style-name="_5f_Klicove-slovo"> =<text:line-break/><text:tab/></text:span>min<text:span text:style-name="_5f_Klicove-slovo"> + <text:tab/>Greenfoot.getRandomNumber(</text:span>max+1<text:span text:style-name="_5f_Klicove-slovo">);</text:span></text:p>
          </table:table-cell>
          <table:table-cell table:style-name="Tabulka1.B2" office:value-type="string">
            <text:h text:style-name="P30" text:outline-level="1"><text:span text:style-name="T21">Greenfoot – </text:span><text:span text:style-name="T22">t</text:span><text:span text:style-name="T23">řída Actor</text:span></text:h>
            <text:p text:style-name="P6"><text:span text:style-name="T11">M</text:span><text:span text:style-name="T14">etody třídy Actor – </text:span><text:span text:style-name="T15">řídí pohyb aktéra</text:span>.</text:p>
            <text:h text:style-name="P38" text:outline-level="2"><text:span text:style-name="T29">Kód</text:span>:</text:h>
            <text:p text:style-name="P16"><text:span text:style-name="_5f_Klicove-slovo">move(</text:span><text:span text:style-name="T50">oKolikKroku</text:span><text:span text:style-name="_5f_Klicove-slovo">)</text:span></text:p>
            <text:p text:style-name="P14"><text:span text:style-name="_5f_Klicove-slovo"><text:span text:style-name="T1">turn(</text:span></text:span><text:span text:style-name="T50">oKolikStupnu</text:span><text:span text:style-name="_5f_Klicove-slovo"><text:span text:style-name="T1">)</text:span></text:span></text:p>
            <text:p text:style-name="P14"><text:span text:style-name="_5f_Klicove-slovo"><text:span text:style-name="T1">setLocation(</text:span></text:span><text:span text:style-name="T50">x</text:span><text:span text:style-name="_5f_Klicove-slovo"><text:span text:style-name="T1">,</text:span></text:span><text:span text:style-name="T50">y</text:span><text:span text:style-name="_5f_Klicove-slovo"><text:span text:style-name="T1">)</text:span></text:span></text:p>
            <text:p text:style-name="P14"><text:span text:style-name="_5f_Klicove-slovo">setRotation(</text:span><text:span text:style-name="T50">otoceni</text:span><text:span text:style-name="_5f_Klicove-slovo">)</text:span></text:p>
            <text:p text:style-name="P14"><text:span text:style-name="_5f_Klicove-slovo"><text:span text:style-name="T50">getX()</text:span></text:span></text:p>
            <text:p text:style-name="P14"><text:span text:style-name="_5f_Klicove-slovo"><text:span text:style-name="T50">getY()</text:span></text:span></text:p>
            <text:p text:style-name="P15"><text:span text:style-name="_5f_Klicove-slovo"><text:span text:style-name="T50">isAtEdge()</text:span></text:span><text:span text:style-name="_5f_Vysvetleni"> … vrací </text:span><text:span text:style-name="_5f_Vysvetleni"><text:span text:style-name="T52">„pravda“</text:span></text:span><text:span text:style-name="_5f_Vysvetleni">, </text:span><text:span text:style-name="_5f_Vysvetleni"><text:span text:style-name="T53">p</text:span></text:span><text:span text:style-name="_5f_Vysvetleni"><text:span text:style-name="T52">okud se aktér dotýká okraje</text:span></text:span></text:p>
            <text:p text:style-name="P14"><text:span text:style-name="_5f_Klicove-slovo"><text:span text:style-name="T50">getWorld()</text:span></text:span><text:span text:style-name="_5f_Vysvetleni"> … vrací svět, ve kterém je </text:span><text:span text:style-name="_5f_Vysvetleni"><text:span text:style-name="T51">aktér umístěn</text:span></text:span></text:p>
          </table:table-cell>
        </table:table-row>
        <table:table-row table:style-name="TableLine2569123491312">
          <table:table-cell table:style-name="Tabulka1.A2" office:value-type="string">
            <text:h text:style-name="P30" text:outline-level="1"><text:span text:style-name="T21">Greenfoot – t</text:span><text:span text:style-name="T23">řída World</text:span></text:h>
            <text:p text:style-name="P6"><text:span text:style-name="T11">M</text:span><text:span text:style-name="T14">etody tříd</text:span><text:span text:style-name="T15">y</text:span><text:span text:style-name="T14"> World</text:span>.</text:p>
            <text:h text:style-name="P39" text:outline-level="2"><text:span text:style-name="T29">Kód</text:span>:</text:h>
            <text:p text:style-name="P14">Trida<text:span text:style-name="_5f_Klicove-slovo"><text:span text:style-name="T50"> </text:span></text:span><text:span text:style-name="T40">a</text:span><text:span text:style-name="T41">kter</text:span><text:span text:style-name="T1"> </text:span><text:span text:style-name="_5f_Klicove-slovo">= </text:span><text:span text:style-name="_5f_Klicove-slovo"><text:span text:style-name="T50">new </text:span></text:span>Trida<text:span text:style-name="_5f_Klicove-slovo">(</text:span><text:span text:style-name="_5f_Doplnit-dalsi-kod">parametry</text:span><text:span text:style-name="_5f_Klicove-slovo">);</text:span></text:p>
            <text:p text:style-name="P14"><text:span text:style-name="_5f_Klicove-slovo">addObject(</text:span><text:span text:style-name="T50">akter</text:span><text:span text:style-name="_5f_Klicove-slovo">, </text:span><text:span text:style-name="T50">x</text:span><text:span text:style-name="_5f_Klicove-slovo">, </text:span><text:span text:style-name="T50">y</text:span><text:span text:style-name="_5f_Klicove-slovo">);</text:span></text:p>
            <text:p text:style-name="P14"><text:span text:style-name="_5f_Klicove-slovo">removeObject(</text:span><text:span text:style-name="T50">akter</text:span><text:span text:style-name="_5f_Klicove-slovo">);</text:span></text:p>
            <text:p text:style-name="P14"><text:span text:style-name="_5f_Klicove-slovo"/></text:p>
            <text:p text:style-name="P15"><text:span text:style-name="_5f_Klicove-slovo"><text:span text:style-name="T51">getWidth();</text:span></text:span></text:p>
            <text:p text:style-name="P15"><text:span text:style-name="_5f_Klicove-slovo"><text:span text:style-name="T51">getHeight();</text:span></text:span></text:p>
          </table:table-cell>
          <table:table-cell table:style-name="Tabulka1.B2" office:value-type="string">
            <text:h text:style-name="P31" text:outline-level="1"><text:span text:style-name="T21">Greenfoot – p</text:span><text:span text:style-name="T24">ohyb za myší</text:span></text:h>
            <text:p text:style-name="P7"><text:span text:style-name="T16">Pohybuje aktérem směrem ke kurzoru myši resp. zároveň s myší</text:span>.</text:p>
            <text:h text:style-name="P38" text:outline-level="2"><text:span text:style-name="T29">Kód</text:span>:</text:h>
            <text:p text:style-name="_5f_Kód"><text:span text:style-name="_5f_Klicove-slovo">MouseInfo</text:span><text:span text:style-name="T41"> </text:span><text:span text:style-name="T42">mi</text:span><text:span text:style-name="T55"> </text:span><text:span text:style-name="_5f_Klicove-slovo">= </text:span><text:span text:style-name="_5f_Klicove-slovo"><text:span text:style-name="T55">Greenfoot.getMouseInfo()</text:span></text:span><text:span text:style-name="_5f_Klicove-slovo">;</text:span></text:p>
            <text:p text:style-name="_5f_Kód"><text:span text:style-name="_5f_Klicove-slovo">if (</text:span>mi<text:span text:style-name="_5f_Klicove-slovo"> != null) {</text:span></text:p>
            <text:p text:style-name="_5f_Kód"><text:span text:style-name="_5f_Klicove-slovo"><text:tab/></text:span><text:span text:style-name="_5f_Klicove-slovo"><text:span text:style-name="T1">turnTowards(</text:span></text:span><text:span text:style-name="T55">mi</text:span><text:span text:style-name="_5f_Klicove-slovo"><text:span text:style-name="T1">.getX(), </text:span></text:span><text:span text:style-name="T55">mi</text:span><text:span text:style-name="_5f_Klicove-slovo"><text:span text:style-name="T1">.getY()</text:span></text:span><text:span text:style-name="_5f_Klicove-slovo">;</text:span></text:p>
            <text:p text:style-name="_5f_Kód"><text:span text:style-name="_5f_Klicove-slovo"><text:tab/>move(</text:span><text:span text:style-name="T55">rychlost</text:span><text:span text:style-name="_5f_Klicove-slovo">);</text:span></text:p>
            <text:p text:style-name="_5f_Kód"><text:span text:style-name="_5f_Klicove-slovo">}</text:span></text:p>
            <text:p text:style-name="_5f_Kód"><text:span text:style-name="_5f_Klicove-slovo"/></text:p>
            <text:p text:style-name="_5f_Kód"><text:span text:style-name="_5f_Klicove-slovo">if (</text:span><text:span text:style-name="T55">mi</text:span><text:span text:style-name="_5f_Klicove-slovo"> != null) {</text:span></text:p>
            <text:p text:style-name="_5f_Kód"><text:span text:style-name="_5f_Klicove-slovo"><text:tab/></text:span><text:span text:style-name="_5f_Klicove-slovo"><text:span text:style-name="T55">setLocation</text:span></text:span><text:span text:style-name="_5f_Klicove-slovo">(</text:span><text:span text:style-name="T55">mi</text:span><text:span text:style-name="_5f_Klicove-slovo">.getX(), </text:span><text:span text:style-name="T55">mi</text:span><text:span text:style-name="_5f_Klicove-slovo">.getY()</text:span><text:span text:style-name="_5f_Klicove-slovo"><text:span text:style-name="T55">)</text:span></text:span><text:span text:style-name="_5f_Klicove-slovo">;</text:span></text:p>
            <text:p text:style-name="_5f_Kód"><text:span text:style-name="_5f_Klicove-slovo">}</text:span></text:p>
          </table:table-cell>
        </table:table-row>
        <table:table-row table:style-name="TableLine2569123489136">
          <table:table-cell table:style-name="Tabulka1.A2" office:value-type="string">
            <text:h text:style-name="P32" text:outline-level="1"><text:span text:style-name="T21">Greenfoot – o</text:span><text:span text:style-name="T25">vládání klávesnicí</text:span></text:h>
            <text:p text:style-name="P8"><text:span text:style-name="T16">Pohybuje aktérem p</text:span><text:span text:style-name="T17">odle toho, jak mačkáme klávesy</text:span>. <text:span text:style-name="T57">Může být zmáčknuto více kláves naráz.</text:span></text:p>
            <text:h text:style-name="P40" text:outline-level="2"><text:span text:style-name="T29">Kód</text:span>:</text:h>
            <text:p text:style-name="P17"><text:span text:style-name="_5f_Klicove-slovo">if (</text:span><text:span text:style-name="_5f_Klicove-slovo"><text:span text:style-name="T1">Greenfoot.isKeyDown("</text:span></text:span><text:span text:style-name="T57">left</text:span><text:span text:style-name="_5f_Klicove-slovo"><text:span text:style-name="T1">")</text:span></text:span><text:span text:style-name="_5f_Klicove-slovo">) {</text:span></text:p>
            <text:p text:style-name="P18"><text:span text:style-name="_5f_Klicove-slovo"><text:tab/></text:span><text:span text:style-name="_5f_Doplnit-dalsi-kod">co se má stát...</text:span></text:p>
            <text:p text:style-name="P18"><text:span text:style-name="_5f_Klicove-slovo">}</text:span></text:p>
            <text:p text:style-name="P13"><text:span text:style-name="_5f_Klicove-slovo"/></text:p>
          </table:table-cell>
          <table:table-cell table:style-name="Tabulka1.B2" office:value-type="string">
            <text:h text:style-name="P32" text:outline-level="1"><text:span text:style-name="T21">Greenfoot – s</text:span><text:span text:style-name="T25">puštění akce stisknutím klávesy</text:span></text:h>
            <text:p text:style-name="P8"><text:span text:style-name="T16">P</text:span><text:span text:style-name="T17">rovede akci na základě stisknutí klávesy (zde mezerníku a klávesy „x“). </text:span><text:span text:style-name="T18">Akce se spustí jen jednou.</text:span></text:p>
            <text:h text:style-name="P40" text:outline-level="2"><text:span text:style-name="T29">Kód</text:span>:</text:h>
            <text:p text:style-name="P17"><text:span text:style-name="_5f_Klicove-slovo"><text:span text:style-name="T56">String</text:span></text:span><text:span text:style-name="T41"> </text:span><text:span text:style-name="T43">klavesa</text:span><text:span text:style-name="T55"> </text:span><text:span text:style-name="_5f_Klicove-slovo">= </text:span><text:span text:style-name="_5f_Klicove-slovo"><text:span text:style-name="T55">Greenfoot.get</text:span></text:span><text:span text:style-name="_5f_Klicove-slovo"><text:span text:style-name="T35">K</text:span></text:span><text:span text:style-name="_5f_Klicove-slovo"><text:span text:style-name="T36">ey</text:span></text:span><text:span text:style-name="_5f_Klicove-slovo"><text:span text:style-name="T55">()</text:span></text:span><text:span text:style-name="_5f_Klicove-slovo">;</text:span></text:p>
            <text:p text:style-name="P17"><text:span text:style-name="_5f_Klicove-slovo">if ("</text:span><text:span text:style-name="T56">space</text:span><text:span text:style-name="_5f_Klicove-slovo"><text:span text:style-name="T1">".equals (</text:span></text:span><text:span text:style-name="T56">klavesa</text:span><text:span text:style-name="_5f_Klicove-slovo"><text:span text:style-name="T1">)</text:span></text:span><text:span text:style-name="_5f_Klicove-slovo">) {</text:span></text:p>
            <text:p text:style-name="P17"><text:span text:style-name="_5f_Klicove-slovo"><text:tab/></text:span><text:span text:style-name="_5f_Doplnit-dalsi-kod">co se má stát...</text:span></text:p>
            <text:p text:style-name="P17"><text:span text:style-name="_5f_Klicove-slovo">}</text:span></text:p>
            <text:p text:style-name="P17"><text:span text:style-name="_5f_Klicove-slovo">if ("</text:span><text:span text:style-name="T43">x</text:span><text:span text:style-name="_5f_Klicove-slovo">".equals (</text:span><text:span text:style-name="T56">klavesa</text:span><text:span text:style-name="_5f_Klicove-slovo">)) {</text:span></text:p>
            <text:p text:style-name="P17"><text:span text:style-name="_5f_Klicove-slovo"><text:tab/></text:span><text:span text:style-name="_5f_Doplnit-dalsi-kod">co se má stát...</text:span></text:p>
            <text:p text:style-name="P17"><text:span text:style-name="_5f_Klicove-slovo">}</text:span></text:p>
          </table:table-cell>
        </table:table-row>
        <table:table-row table:style-name="TableLine2569123489408">
          <table:table-cell table:style-name="Tabulka1.A2" office:value-type="string">
            <text:h text:style-name="P33" text:outline-level="1"><text:span text:style-name="T21">Greenfoot – k</text:span><text:span text:style-name="T26">ódy kláves na klávesnici</text:span></text:h>
            <text:h text:style-name="P41" text:outline-level="2"><text:span text:style-name="T28">Š</text:span><text:span text:style-name="T30">ipky</text:span>: </text:h>
            <text:p text:style-name="_5f_Kód"><text:span text:style-name="_5f_Klicove-slovo">left</text:span><text:span text:style-name="T58">, </text:span><text:span text:style-name="_5f_Klicove-slovo">right</text:span><text:span text:style-name="T58">, </text:span><text:span text:style-name="_5f_Klicove-slovo">up</text:span><text:span text:style-name="T58">, </text:span><text:span text:style-name="_5f_Klicove-slovo">down</text:span></text:p>
            <text:h text:style-name="P41" text:outline-level="2"><text:span text:style-name="T29">M</text:span><text:span text:style-name="T30">ezerník, Enter</text:span>:</text:h>
            <text:p text:style-name="P19"><text:span text:style-name="_5f_Klicove-slovo"><text:span text:style-name="T37">s</text:span></text:span><text:span text:style-name="_5f_Klicove-slovo"><text:span text:style-name="T38">pace</text:span></text:span><text:span text:style-name="T58">, </text:span><text:span text:style-name="_5f_Klicove-slovo"><text:span text:style-name="T58">enter</text:span></text:span></text:p>
          </table:table-cell>
          <table:table-cell table:style-name="Tabulka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DejaVu Sans Mono" svg:font-family="'DejaVu Sans Mono'" style:font-adornments="Knižní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Kurzív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/>
      <style:text-properties fo:color="#468a1a" loext:opacity="100%" fo:font-size="11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fo:color="#706e0c" loext:opacity="100%" fo:font-size="80%" fo:font-style="italic" fo:font-weight="normal" style:font-size-asian="115%" style:font-weight-asian="bold" style:font-size-complex="115%" style:font-weight-complex="bold"/>
    </style:style>
    <style:style style:name="_5f_Kód" style:display-name="_Kód" style:family="paragraph" style:parent-style-name="Table_20_Contents">
      <style:paragraph-properties fo:text-align="start" style:justify-single-word="false"/>
      <style:text-properties fo:color="#4e102d" loext:opacity="100%" style:text-outline="false" style:text-line-through-style="none" style:text-line-through-type="none" style:font-name="DejaVu Sans Mono" fo:font-family="'DejaVu Sans Mono'" style:font-style-name="Knižní" style:font-family-generic="modern" style:font-pitch="fixed" fo:font-size="11pt" fo:font-style="normal" fo:text-shadow="none" style:text-underline-style="none" fo:font-weight="normal" officeooo:rsid="00149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Příklad" style:display-name="_Příklad" style:family="paragraph" style:parent-style-name="_5f_Kód">
      <style:text-properties fo:color="#2a6099" loext:opacity="100%" officeooo:rsid="0018ec1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_5f_Doplnit-dalsi-kod" style:display-name="_Doplnit-dalsi-kod" style:family="text">
      <style:text-properties fo:color="#ff8000" loext:opacity="100%" style:text-outline="false" style:text-line-through-style="none" style:text-line-through-type="none" style:font-name="Liberation Serif1" fo:font-family="'Liberation Serif'" style:font-style-name="Kurzíva" style:font-family-generic="roman" style:font-pitch="variable" fo:font-size="10pt" fo:font-style="italic" fo:text-shadow="none" style:text-underline-style="none" fo:font-weight="normal" officeooo:rsid="00149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_5f_Klicove-slovo" style:display-name="_Klicove-slovo" style:family="text">
      <style:text-properties style:font-name="DejaVu Sans Mono" fo:font-family="'DejaVu Sans Mono'" style:font-style-name="Knižní" style:font-family-generic="modern" style:font-pitch="fixed" fo:font-size="11pt" fo:font-style="normal" fo:font-weight="bold" officeooo:rsid="001498f0" style:font-size-asian="12pt" style:font-style-asian="normal" style:font-weight-asian="normal" style:font-size-complex="12pt" style:font-style-complex="normal" style:font-weight-complex="normal"/>
    </style:style>
    <style:style style:name="Numbering_20_Symbols" style:display-name="Numbering Symbols" style:family="text"/>
    <style:style style:name="_5f_Vysvetleni" style:display-name="_Vysvetleni" style:family="text" style:parent-style-name="_5f_Doplnit-dalsi-kod">
      <style:text-properties fo:color="#2a6099" loext:opacity="100%"/>
    </style:style>
    <style:style style:name="_5f_Dulezite" style:display-name="_Dulezite" style:family="text">
      <style:text-properties fo:color="#c9211e" loext:opacity="100%" fo:font-size="11pt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315655" officeooo:paragraph-rsid="00315655"/>
    </style:style>
    <style:style style:name="MT1" style:family="text"/>
    <style:page-layout style:name="Mpm1">
      <style:page-layout-properties fo:page-width="21.001cm" fo:page-height="29.7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a xlink:type="simple" xlink:href="http://www.oauh.cz/" text:style-name="Internet_20_link" text:visited-style-name="Visited_20_Internet_20_Link">www.oauh.cz</text:a><text:tab/>Strana <text:page-number text:select-page="current">2</text:page-number>/<text:page-count>2</text:page-count><text:tab/>Verze z: <text:date style:data-style-name="N36" text:date-value="2019-11-28T07:39:53.017000076" text:fixed="true">28.11.2019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18T17:17:09.901000000</meta:creation-date>
    <dc:date>2021-09-25T22:40:13.769000000</dc:date>
    <meta:editing-duration>PT5H17M40S</meta:editing-duration>
    <meta:editing-cycles>27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153" meta:word-count="504" meta:character-count="3589" meta:non-whitespace-character-count="3163"/>
  </office:meta>
</office:document-meta>
</file>